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start" fo:margin-left="2.5in">
        <style:tab-stops/>
      </style:paragraph-properties>
    </style:style>
    <style:style style:name="T2" style:parent-style-name="DefaultParagraphFont" style:family="text">
      <style:text-properties style:font-name="Cambria" fo:color="#0070C0" fo:font-size="16pt" style:font-size-asian="16pt" style:font-size-complex="16pt"/>
    </style:style>
    <style:style style:name="T3" style:parent-style-name="DefaultParagraphFont" style:family="text">
      <style:text-properties style:font-name="Cambria" fo:color="#0070C0" fo:font-size="16pt" style:font-size-asian="16pt" style:font-size-complex="16pt"/>
    </style:style>
    <style:style style:name="T4" style:parent-style-name="DefaultParagraphFont" style:family="text">
      <style:text-properties style:font-name="Cambria" fo:color="#234170" fo:font-size="16pt" style:font-size-asian="16pt" style:font-size-complex="16pt"/>
    </style:style>
    <style:style style:name="T5" style:parent-style-name="DefaultParagraphFont" style:family="text">
      <style:text-properties fo:color="#92D050" fo:font-size="14pt" style:font-size-asian="14pt"/>
    </style:style>
    <style:style style:name="P6" style:parent-style-name="Title" style:family="paragraph">
      <style:text-properties style:font-name="Cambria" fo:color="#0070C0" fo:font-size="16pt" style:font-size-asian="16pt" style:font-size-complex="16pt"/>
    </style:style>
    <style:style style:name="P7" style:parent-style-name="Address" style:family="paragraph">
      <style:paragraph-properties fo:margin-left="0.3125in" fo:text-indent="-0.25in">
        <style:tab-stops>
          <style:tab-stop style:type="left" style:position="1.0208in"/>
          <style:tab-stop style:type="left" style:position="4.4659in"/>
        </style:tab-stops>
      </style:paragraph-properties>
    </style:style>
    <style:style style:name="T8" style:parent-style-name="DefaultParagraphFont" style:family="text">
      <style:text-properties style:font-name="Cambria" fo:color="#FF0000" fo:font-size="12pt" style:font-size-asian="12pt" style:font-size-complex="12pt"/>
    </style:style>
    <style:style style:name="T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1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12" style:parent-style-name="DefaultParagraphFont" style:family="text">
      <style:text-properties style:font-name="Cambria" fo:color="#00589A" fo:font-size="12pt" style:font-size-asian="12pt" style:font-size-complex="12pt"/>
    </style:style>
    <style:style style:name="P13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4" style:parent-style-name="DefaultParagraphFont" style:family="text">
      <style:text-properties style:font-name="Cambria" fo:color="#00B050" fo:font-size="12pt" style:font-size-asian="12pt" style:font-size-complex="12pt"/>
    </style:style>
    <style:style style:name="T1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18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0" style:parent-style-name="DefaultParagraphFont" style:family="text">
      <style:text-properties style:font-name="Cambria" fo:font-size="12pt" style:font-size-asian="12pt" style:font-size-complex="12pt"/>
    </style:style>
    <style:style style:name="T21" style:parent-style-name="Hyperlink" style:family="text">
      <style:text-properties style:font-name="Cambria" fo:font-size="12pt" style:font-size-asian="12pt" style:font-size-complex="12pt" style:text-underline-type="none"/>
    </style:style>
    <style:style style:name="T2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25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  <style:text-properties style:font-name="Cambria" style:font-name-asian="MS Mincho" fo:font-size="12pt" style:font-size-asian="12pt" style:font-size-complex="12pt"/>
    </style:style>
    <style:style style:name="P26" style:parent-style-name="Address" style:family="paragraph">
      <style:paragraph-properties fo:margin-left="0.25in" fo:text-indent="-0.25in">
        <style:tab-stops>
          <style:tab-stop style:type="center" style:position="3.4375in"/>
        </style:tab-stops>
      </style:paragraph-properties>
    </style:style>
    <style:style style:name="T27" style:parent-style-name="DefaultParagraphFont" style:family="text">
      <style:text-properties style:font-name-asian="MS Mincho" fo:font-size="12pt" style:font-size-asian="12pt" style:font-size-complex="12pt"/>
    </style:style>
    <style:style style:name="T28" style:parent-style-name="DefaultParagraphFont" style:family="text">
      <style:text-properties style:font-name-asian="MS Mincho" fo:font-size="12pt" style:font-size-asian="12pt" style:font-size-complex="12pt"/>
    </style:style>
    <style:style style:name="T29" style:parent-style-name="DefaultParagraphFont" style:family="text">
      <style:text-properties style:font-name-asian="MS Mincho" fo:font-size="12pt" style:font-size-asian="12pt" style:font-size-complex="12pt"/>
    </style:style>
    <style:style style:name="P30" style:parent-style-name="Address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/>
    </style:style>
    <style:style style:name="P31" style:parent-style-name="ResumeHeadings" style:family="paragraph">
      <style:paragraph-properties fo:keep-together="always"/>
      <style:text-properties style:font-name="Cambria" style:font-name-asian="MS Mincho" fo:font-size="16pt" style:font-size-asian="16pt" style:font-size-complex="16pt"/>
    </style:style>
    <style:style style:name="P32" style:parent-style-name="JobTitlebold" style:family="paragraph">
      <style:paragraph-properties fo:margin-left="0in">
        <style:tab-stops/>
      </style:paragraph-properties>
      <style:text-properties style:font-name="Cambria" style:font-name-asian="MS Mincho" fo:font-weight="normal" style:font-weight-asian="normal" style:font-weight-complex="normal" fo:font-size="12pt" style:font-size-asian="12pt" style:font-size-complex="12pt"/>
    </style:style>
    <style:style style:name="P33" style:parent-style-name="JobTitlebold" style:family="paragraph"/>
    <style:style style:name="T3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37" style:parent-style-name="JobTitlebold" style:family="paragraph">
      <style:paragraph-properties fo:margin-left="0.75in">
        <style:tab-stops/>
      </style:paragraph-properties>
    </style:style>
    <style:style style:name="T3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3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4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3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4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5" style:parent-style-name="JobTitlebold" style:family="paragraph"/>
    <style:style style:name="T4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48" style:parent-style-name="JobTitlebold" style:family="paragraph">
      <style:paragraph-properties fo:margin-left="0.75in">
        <style:tab-stops/>
      </style:paragraph-properties>
    </style:style>
    <style:style style:name="T4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0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2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T5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0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1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2" style:parent-style-name="JobTitlebold" style:family="paragraph"/>
    <style:style style:name="T6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65" style:parent-style-name="JobTitlebold" style:family="paragraph">
      <style:paragraph-properties fo:line-height="105%" fo:margin-left="0.75in">
        <style:tab-stops/>
      </style:paragraph-properties>
    </style:style>
    <style:style style:name="T6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0" style:parent-style-name="JobTitlebold" style:family="paragraph">
      <style:paragraph-properties fo:margin-left="0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1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82" style:parent-style-name="JobTitlebold" style:family="paragraph"/>
    <style:style style:name="T8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8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85" style:parent-style-name="JobTitlebold" style:family="paragraph">
      <style:paragraph-properties fo:margin-left="0.75in">
        <style:tab-stops/>
      </style:paragraph-properties>
    </style:style>
    <style:style style:name="T8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90" style:parent-style-name="Hyperlink" style:family="text">
      <style:text-properties style:font-name-asian="MS Mincho" fo:font-weight="normal" style:font-weight-asian="normal" style:font-weight-complex="normal" style:use-window-font-color="true" fo:font-size="12pt" style:font-size-asian="12pt" style:font-size-complex="12pt" style:text-underline-type="none"/>
    </style:style>
    <style:style style:name="T9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9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93" style:parent-style-name="JobTitlebold" style:family="paragraph">
      <style:paragraph-properties fo:margin-left="0.75in">
        <style:tab-stops/>
      </style:paragraph-properties>
    </style:style>
    <style:style style:name="P94" style:parent-style-name="JobTitlebold" style:family="paragraph">
      <style:paragraph-properties fo:margin-left="0.75in">
        <style:tab-stops/>
      </style:paragraph-properties>
    </style:style>
    <style:style style:name="P95" style:parent-style-name="JobTitlebold" style:family="paragraph">
      <style:paragraph-properties fo:margin-left="0.75in">
        <style:tab-stops/>
      </style:paragraph-properties>
    </style:style>
    <style:style style:name="P96" style:parent-style-name="JobTitlebold" style:family="paragraph"/>
    <style:style style:name="T9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9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99" style:parent-style-name="JobTitlebold" style:family="paragraph">
      <style:paragraph-properties fo:margin-left="0.75in">
        <style:tab-stops/>
      </style:paragraph-properties>
    </style:style>
    <style:style style:name="T10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5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6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7" style:parent-style-name="DefaultParagraphFont" style:family="text">
      <style:text-properties style:font-name="Cambria" fo:font-size="16pt" style:font-size-asian="16pt" style:font-size-complex="16pt"/>
    </style:style>
    <style:style style:name="P108" style:parent-style-name="BulletPoints" style:family="paragraph">
      <style:paragraph-properties fo:margin-left="0.25in" fo:text-indent="-0.25in">
        <style:tab-stops/>
      </style:paragraph-properties>
    </style:style>
    <style:style style:name="P109" style:parent-style-name="BulletPoints" style:family="paragraph">
      <style:text-properties fo:font-size="12pt" style:font-size-asian="12pt" style:font-size-complex="12pt"/>
    </style:style>
    <style:style style:name="P110" style:parent-style-name="BulletPoints" style:family="paragraph">
      <style:paragraph-properties fo:margin-left="0.75in" fo:text-indent="-0.25in">
        <style:tab-stops/>
      </style:paragraph-properties>
      <style:text-properties fo:font-size="12pt" style:font-size-asian="12pt" style:font-size-complex="12pt"/>
    </style:style>
    <style:style style:name="P111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112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113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T114" style:parent-style-name="DefaultParagraphFont" style:family="text">
      <style:text-properties style:font-name="Cambria" fo:color="#0070C0" fo:font-size="16pt" style:font-size-asian="16pt" style:font-size-complex="16pt"/>
    </style:style>
    <style:style style:name="T115" style:parent-style-name="DefaultParagraphFont" style:family="text">
      <style:text-properties style:font-name="Cambria" fo:font-size="16pt" style:font-size-asian="16pt" style:font-size-complex="16pt"/>
    </style:style>
    <style:style style:name="P116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7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8" style:parent-style-name="JobTitlebold" style:family="paragraph"/>
    <style:style style:name="T11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0" style:parent-style-name="JobTitlebold" style:family="paragraph">
      <style:paragraph-properties fo:margin-left="0in">
        <style:tab-stops/>
      </style:paragraph-properties>
      <style:text-properties style:font-name-asian="MS Mincho" fo:font-size="12pt" style:font-size-asian="12pt" style:font-size-complex="12pt"/>
    </style:style>
    <style:style style:name="P12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22" style:parent-style-name="JobTitlebold" style:family="paragraph"/>
    <style:style style:name="T12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4" style:parent-style-name="JobTitlebold" style:family="paragraph"/>
    <style:style style:name="T12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6" style:parent-style-name="JobTitlebold" style:family="paragraph"/>
    <style:style style:name="T12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8" style:parent-style-name="JobTitlebold" style:family="paragraph"/>
    <style:style style:name="T12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0" style:parent-style-name="JobTitlebold" style:family="paragraph"/>
    <style:style style:name="T13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2" style:parent-style-name="JobTitlebold" style:family="paragraph"/>
    <style:style style:name="T13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4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35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36" style:parent-style-name="JobTitlebold" style:family="paragraph"/>
    <style:style style:name="T13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8" style:parent-style-name="JobTitlebold" style:family="paragraph"/>
    <style:style style:name="T13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40" style:parent-style-name="JobTitlebold" style:family="paragraph">
      <style:paragraph-properties>
        <style:tab-stops>
          <style:tab-stop style:type="right" style:position="0.25in"/>
        </style:tab-stops>
      </style:paragraph-properties>
      <style:text-properties style:font-name-asian="MS Mincho" fo:font-size="12pt" style:font-size-asian="12pt" style:font-size-complex="12pt"/>
    </style:style>
    <style:style style:name="P14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42" style:parent-style-name="JobTitlebold" style:family="paragraph"/>
    <style:style style:name="T14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44" style:parent-style-name="JobTitlebold" style:family="paragraph">
      <style:paragraph-properties>
        <style:tab-stops>
          <style:tab-stop style:type="right" style:position="-4.75in"/>
        </style:tab-stops>
      </style:paragraph-properties>
    </style:style>
    <style:style style:name="T14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4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top"/>
    </style:style>
    <style:style style:family="graphic" style:name="a1">
      <style:graphic-properties draw:fill="none" draw:stroke="solid" svg:stroke-width="0.00694in" svg:stroke-color="#6076b4" svg:stroke-opacity="100%" draw:stroke-linejoin="miter" svg:stroke-linecap="butt"/>
    </style:style>
    <style:style style:family="graphic" style:name="a2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middle"/>
    </style:style>
  </office:automatic-styles>
  <office:body>
    <office:text text:use-soft-page-breaks="true">
      <text:p text:style-name="P1"><text:span text:style-name="T2"><draw:connector draw:type="line" svg:x1="0in" svg:y1="0in" svg:x2="0in" svg:y2="9.7in" draw:z-index="251703296" draw:id="id0" draw:style-name="a0" draw:name="Line 2" text:anchor-type="paragraph"><svg:title/><svg:desc/></draw:connector></text:span><text:span text:style-name="T3"><text:s text:c="5"/></text:span><text:span text:style-name="T4">Prateek Rastogi</text:span></text:p>
      <text:p text:style-name="Title"><text:span text:style-name="T5"><draw:connector draw:type="line" svg:x1="0in" svg:y1="0in" svg:x2="6.05625in" svg:y2="0in" draw:id="id1" draw:style-name="a1" draw:name="Straight Connector 7" text:anchor-type="as-char"><svg:title/><svg:desc/></draw:connector></text:span></text:p>
      <text:p text:style-name="P6"/>
      <text:p text:style-name="P7"><text:span text:style-name="T8"><text:s text:c="6"/>192</text:span><text:span text:style-name="T9">, Peptech City, <text:s text:c="36"/></text:span><text:tab/><text:span text:style-name="T10"><text:s text:c="4"/>Web:<text:s/></text:span><text:a xlink:href="https://post-programming.com/" office:target-frame-name="_top" xlink:show="replace"><text:span text:style-name="T11">post-programming.com</text:span></text:a><text:span text:style-name="T12"><text:s text:c="7"/></text:span></text:p>
      <text:p text:style-name="P13"><text:span text:style-name="T14"><text:s text:c="6"/>Sohawal</text:span><text:span text:style-name="T15">, Satna,</text:span><text:tab/><text:tab/><text:tab/><text:tab/><text:tab/><text:span text:style-name="T16"><text:s text:c="6"/></text:span><text:tab/><text:span text:style-name="T17"><text:s text:c="10"/>DoB: 09/09/1993<text:s/></text:span></text:p>
      <text:p text:style-name="P18"><text:span text:style-name="T19"><text:s text:c="6"/>485441 <text:s text:c="108"/></text:span><text:span text:style-name="T20">Email:<text:s/></text:span><text:a xlink:href="mailto:prateek.rastogi@pm.me" office:target-frame-name="_top" xlink:show="replace"><text:span text:style-name="T21">prateek.rastogi@pm.me</text:span></text:a><text:span text:style-name="T22"><text:s text:c="70"/></text:span><text:tab/><text:span text:style-name="T23"><text:s text:c="8"/></text:span><text:tab/><text:span text:style-name="T24"><text:s text:c="11"/></text:span><text:tab/></text:p>
      <text:p text:style-name="P25"/>
      <text:p text:style-name="P26"><text:span text:style-name="T27"><draw:connector draw:type="line" svg:x1="7.75in" svg:y1="0.15694in" svg:x2="0in" svg:y2="0.15694in" draw:z-index="251659264" draw:id="id2" draw:style-name="a2" draw:name="Line 3" text:anchor-type="paragraph"><svg:title/><svg:desc/></draw:connector></text:span><text:span text:style-name="T28"><text:s text:c="3"/></text:span><text:span text:style-name="T29"><text:tab/></text:span></text:p>
      <text:p text:style-name="P30"><text:s text:c="48"/></text:p>
      <text:p text:style-name="P31">Experience</text:p>
      <text:p text:style-name="P32"/>
      <text:list text:style-name="LFO3" text:continue-numbering="true">
        <text:list-item>
          <text:p text:style-name="P33"><text:span text:style-name="T34">femzrd [Technical Architect]</text:span><text:tab/><text:span text:style-name="T35"><text:s/></text:span><text:tab/><text:tab/><text:tab/><text:tab/><text:tab/><text:span text:style-name="T36"><text:s/>Mar’19-Now</text:span></text:p>
        </text:list-item>
      </text:list>
      <text:p text:style-name="P37"><text:span text:style-name="T38">Employed as freelance independent contractor, in a full-time role as consultant, developing Web3<text:s/></text:span><text:a xlink:href="https://trufflesuite.com/" office:target-frame-name="_top" xlink:show="replace"><text:span text:style-name="T39">products</text:span></text:a><text:span text:style-name="T40"><text:s/>and Blockchain-as-a-Service (BaaS)<text:s/></text:span><text:a xlink:href="https://www.hyperledger.org/" office:target-frame-name="_top" xlink:show="replace"><text:span text:style-name="T41">solutions</text:span></text:a><text:span text:style-name="T42"><text:s/>for startup clients.<text:s/></text:span></text:p>
      <text:p text:style-name="P43"/>
      <text:p text:style-name="P44"/>
      <text:list text:style-name="LFO3" text:continue-numbering="true">
        <text:list-item>
          <text:p text:style-name="P45"><text:span text:style-name="T46">TIMES INTERNET [Frontend Developer at Manager Level 2]</text:span><text:tab/><text:span text:style-name="T47"><text:s/>Nov’17-Feb’19</text:span></text:p>
        </text:list-item>
      </text:list>
      <text:p text:style-name="P48"><text:span text:style-name="T49">Joined<text:s/></text:span><text:a xlink:href="https://economictimes.indiatimes.com/" office:target-frame-name="_top" xlink:show="replace"><text:span text:style-name="T50">ETB2B</text:span></text:a><text:span text:style-name="T51"><text:s/>at Times Internet, composed “cross-domain” tech orchestrations<text:s/></text:span><text:span text:style-name="T52">across full stack nativity</text:span><text:span text:style-name="T53">, on Edge such as<text:s/></text:span><text:a xlink:href="https://github.com/prateekrastogi/publishment" office:target-frame-name="_top" xlink:show="replace"><text:span text:style-name="T54">Gatsby</text:span></text:a><text:span text:style-name="T55"><text:s/>(React),<text:s/></text:span><text:a xlink:href="https://github.com/prateekrastogi/terraform" office:target-frame-name="_top" xlink:show="replace"><text:span text:style-name="T56">LoopBack</text:span></text:a><text:span text:style-name="T57"><text:s/>(Node.js), in sidecar and multi-variant performance injections, involving PWAs, WebApps, GraphQL API Gateways, Micro-CMS, and Multi-Datacenter ADN, serving<text:s/></text:span><text:a xlink:href="https://www.similarweb.com/website/economictimes.indiatimes.com#overview" office:target-frame-name="_top" xlink:show="replace"><text:span text:style-name="T58">33M</text:span></text:a><text:span text:style-name="T59"><text:s/>pageviews.</text:span></text:p>
      <text:p text:style-name="P60"/>
      <text:p text:style-name="P61"/>
      <text:list text:style-name="LFO3" text:continue-numbering="true">
        <text:list-item>
          <text:p text:style-name="P62"><text:span text:style-name="T63">consert [Founder]</text:span><text:tab/><text:tab/><text:tab/><text:tab/><text:tab/><text:tab/><text:span text:style-name="T64"><text:s text:c="14"/>Aug’16-Oct’17</text:span></text:p>
        </text:list-item>
      </text:list>
      <text:p text:style-name="P65"><text:span text:style-name="T66">Founded a tech startup that recommended live music videos to users. The Tech Stack comprised mainly of<text:s/></text:span><text:a xlink:href="https://github.com/prateekrastogi/consert.frontend" office:target-frame-name="_top" xlink:show="replace"><text:span text:style-name="T67">Next.js</text:span></text:a><text:span text:style-name="T68">,<text:s/></text:span><text:a xlink:href="https://github.com/prateekrastogi/andlit" office:target-frame-name="_top" xlink:show="replace"><text:span text:style-name="T69">Semantic UI, React Apollo, Redux, Redux-Saga</text:span></text:a><text:span text:style-name="T70">,<text:s/></text:span><text:a xlink:href="https://github.com/prateekrastogi/bakendi" office:target-frame-name="_top" xlink:show="replace"><text:span text:style-name="T71">Feathers</text:span></text:a><text:span text:style-name="T72">,<text:s/></text:span><text:a xlink:href="https://github.com/prateekrastogi/consert.seeder" office:target-frame-name="_top" xlink:show="replace"><text:span text:style-name="T73">RxJS, Ramda, Lodash, MongoDB</text:span></text:a><text:span text:style-name="T74">,</text:span><text:span text:style-name="T75"><text:s/></text:span><text:a xlink:href="https://github.com/prateekrastogi/consert.recommender" office:target-frame-name="_top" xlink:show="replace"><text:span text:style-name="T76">Universal Recommender</text:span></text:a><text:span text:style-name="T77">,<text:s/></text:span><text:a xlink:href="https://github.com/prateekrastogi/consert.deployment" office:target-frame-name="_top" xlink:show="replace"><text:span text:style-name="T78">Docker, and Kubernetes</text:span></text:a><text:span text:style-name="T79"><text:s/>stitched in MVVM architecture.</text:span></text:p>
      <text:p text:style-name="P80"/>
      <text:p text:style-name="P81"/>
      <text:list text:style-name="LFO3" text:continue-numbering="true">
        <text:list-item>
          <text:p text:style-name="P82"><text:span text:style-name="T83">FICO [Software Engineer-I] <text:s text:c="2"/></text:span><text:tab/><text:tab/><text:tab/><text:tab/><text:tab/><text:span text:style-name="T84"><text:s text:c="13"/>Jun’14-Jul’16</text:span></text:p>
        </text:list-item>
      </text:list>
      <text:p text:style-name="P85"><text:span text:style-name="T86">Worked at Fair Isaac (FICO), where developed a<text:s/></text:span><text:a xlink:href="https://www.fico.com/en/products/fico-decision-management-platform" office:target-frame-name="_top" xlink:show="replace"><text:span text:style-name="T87">FICO DMP</text:span></text:a><text:span text:style-name="T88"><text:s/>Business Intelligence (BI) “microservice” assembled with Java based technologies such as<text:s/></text:span><text:a xlink:href="https://github.com/prateekrastogi/building-microservices" office:target-frame-name="_top" xlink:show="replace"><text:span text:style-name="T89">Spring Boot</text:span><text:span text:style-name="T90">,<text:s/></text:span><text:span text:style-name="T91">Spring Data</text:span></text:a><text:span text:style-name="T92">, Google Guava, Hibernate, TestNG, Mockito, and Selenium, and deployed on an PaaS.<text:s/></text:span><text:tab/></text:p>
      <text:p text:style-name="P93"/>
      <text:p text:style-name="P94"/>
      <text:p text:style-name="P95"/>
      <text:list text:style-name="LFO3" text:continue-numbering="true">
        <text:list-item>
          <text:p text:style-name="P96"><text:span text:style-name="T97">UMONS [Summer Trainee]</text:span><text:tab/><text:tab/><text:tab/><text:tab/><text:tab/><text:tab/><text:span text:style-name="T98">May’13-Jul’13</text:span></text:p>
        </text:list-item>
      </text:list>
      <text:p text:style-name="P99"><text:span text:style-name="T100">Interned in University of Mons, Belgium, evolving R<text:s/></text:span><text:a xlink:href="https://github.com/prateekrastogi/Evolution-of-R" office:target-frame-name="_top" xlink:show="replace"><text:span text:style-name="T101">projects</text:span></text:a><text:span text:style-name="T102"><text:s/>about source code ecological data, crisscrossing many, any, or packages in<text:s/></text:span><text:a xlink:href="https://cran.r-project.org/src/contrib/Archive/" office:target-frame-name="_top" xlink:show="replace"><text:span text:style-name="T103">CRAN</text:span></text:a><text:span text:style-name="T104">.</text:span></text:p>
      <text:p text:style-name="P105"/>
      <text:p text:style-name="P106"/>
      <text:p text:style-name="ResumeHeadings"><text:span text:style-name="T107">Education</text:span></text:p>
      <text:p text:style-name="P108"/>
      <text:list text:style-name="LFO3" text:continue-numbering="true">
        <text:list-item>
          <text:p text:style-name="P109">Conferred Bachelor of Technology in Computer Science and Engineering by IIT Guwahati<text:s/></text:p>
        </text:list-item>
      </text:list>
      <text:p text:style-name="P110">(Indian Institute of Technology Guwahati).</text:p>
      <text:p text:style-name="P111">2010 – 2014</text:p>
      <text:p text:style-name="P112"/>
      <text:p text:style-name="P113"/>
      <text:p text:style-name="ResumeHeadings"><text:span text:style-name="T114"><draw:connector draw:type="line" svg:x1="0in" svg:y1="0in" svg:x2="0in" svg:y2="9.7in" draw:z-index="251707392" draw:id="id3" draw:style-name="a3" draw:name="Line 2" text:anchor-type="paragraph"><svg:title/><svg:desc/></draw:connector></text:span><text:span text:style-name="T115">Skills</text:span></text:p>
      <text:p text:style-name="P116"/>
      <text:p text:style-name="P117">Programming:</text:p>
      <text:list text:style-name="LFO3" text:continue-numbering="true">
        <text:list-item>
          <text:p text:style-name="P118"><text:span text:style-name="T119">Rust, JavaScript, TypeScript, JSX, JSON, Java, R, C#, C++, C.</text:span></text:p>
        </text:list-item>
      </text:list>
      <text:p text:style-name="P120"/>
      <text:p text:style-name="P121">Software Development:</text:p>
      <text:list text:style-name="LFO3" text:continue-numbering="true">
        <text:list-item>
          <text:p text:style-name="P122"><text:span text:style-name="T123">WebExtensions, Gatsby, Strapi, Apollo Server, LoopBack, Next.js, Nuxt.js, and Express. <text:s/></text:span></text:p>
        </text:list-item>
        <text:list-item>
          <text:p text:style-name="P124"><text:span text:style-name="T125">RxJS, Ramda, Lodash, Workbox, StandardJS, TSLint, Jest, and Cypress.<text:s/></text:span></text:p>
        </text:list-item>
        <text:list-item>
          <text:p text:style-name="P126"><text:span text:style-name="T127">React, Ant Design, Redux, Redux-Saga, and React Apollo.<text:s/></text:span></text:p>
        </text:list-item>
        <text:list-item>
          <text:p text:style-name="P128"><text:span text:style-name="T129">webpack, Babel, Yarn, and npm.</text:span></text:p>
        </text:list-item>
        <text:list-item>
          <text:p text:style-name="P130"><text:span text:style-name="T131">Spring Boot, Spring Data, Hibernate, Google Guava, TestNG, Mockito, Selenium, and Maven.</text:span></text:p>
        </text:list-item>
        <text:list-item>
          <text:p text:style-name="P132"><text:span text:style-name="T133">MongoDB, MySQL, and Cosmos DB.</text:span></text:p>
        </text:list-item>
      </text:list>
      <text:p text:style-name="P134"/>
      <text:p text:style-name="P135">Cloud Computing:</text:p>
      <text:list text:style-name="LFO3" text:continue-numbering="true">
        <text:list-item>
          <text:p text:style-name="P136"><text:span text:style-name="T137">Helm, Knative, Kubernetes, Istio, Docker Compose, Docker, and Vagrant.</text:span></text:p>
        </text:list-item>
        <text:list-item>
          <text:p text:style-name="P138"><text:span text:style-name="T139">CNCF, Google Cloud Platform (GCP), Microsoft Azure, and Amazon Web Services (AWS).</text:span></text:p>
        </text:list-item>
      </text:list>
      <text:p text:style-name="P140"/>
      <text:p text:style-name="P141">Utilities:</text:p>
      <text:list text:style-name="LFO3" text:continue-numbering="true">
        <text:list-item>
          <text:p text:style-name="P142"><text:span text:style-name="T143">Git, Jira, Jenkins, APM, CDN, ADN, Microsoft Office, and any OS.</text:span></text:p>
        </text:list-item>
        <text:list-item>
          <text:p text:style-name="P144"><text:span text:style-name="T145">Visual Studio Code, Chrome DevTools, WebStorm, IntelliJ IDEA, Eclipse,<text:s/></text:span><text:line-break/><text:span text:style-name="T146">RStudio, MySQL Workbench, Visual Studio, and Code::Block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fo:text-transform="upperca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fo:font-weight="bold" style:font-weight-asian="bold" style:font-size-complex="10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style:font-weight-complex="bold" fo:font-size="11pt" style:font-size-asian="11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text-align="justify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style:font-name="Verdana" style:font-size-complex="12p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style:font-size-complex="10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PlainText" style:auto-update="true">
      <style:paragraph-properties fo:margin-top="0.25in" fo:margin-bottom="0.0555in" fo:margin-left="0.25in" fo:background-color="#DFE3F0">
        <style:tab-stops/>
      </style:paragraph-properties>
      <style:text-properties style:font-name="Calibri" style:font-name-complex="Times New Roman" fo:font-weight="bold" style:font-weight-asian="bold" style:font-weight-complex="bold" fo:letter-spacing="0.0138in" fo:font-size="19pt" style:font-size-asian="19pt" fo:hyphenate="false"/>
    </style:style>
    <style:style style:name="JobTextChar" style:display-name="Job Text Char" style:family="text" style:parent-style-name="PlainTextChar">
      <style:text-properties style:font-name="Verdana" style:font-name-complex="Courier New" fo:font-size="9.5pt" style:font-size-asian="9.5pt" fo:language="en" fo:country="US" style:language-asian="en" style:country-asian="US" style:language-complex="ar" style:country-complex="SA"/>
    </style:style>
    <style:style style:name="JobText" style:display-name="Job Text" style:family="paragraph" style:parent-style-name="PlainText">
      <style:paragraph-properties fo:text-align="justify" fo:margin-top="0.0416in" fo:margin-bottom="0.0416in"/>
      <style:text-properties style:font-name="Verdana" fo:font-size="9.5pt" style:font-size-asian="9.5pt" fo:hyphenate="false"/>
    </style:style>
    <style:style style:name="Overviewbullets" style:display-name="Overview bullets" style:family="paragraph" style:parent-style-name="Location">
      <style:paragraph-properties fo:text-align="justify" fo:margin-top="0.125in" fo:margin-bottom="0.125in"/>
      <style:text-properties style:font-weight-complex="bold" style:font-size-complex="9.5pt" fo:hyphenate="false"/>
    </style:style>
    <style:style style:name="Address" style:display-name="Address" style:family="paragraph" style:parent-style-name="Overviewbullets" style:list-style-name="LFO1">
      <style:paragraph-properties fo:text-align="start" fo:margin-top="0in" fo:margin-bottom="0in"/>
      <style:text-properties style:font-name="Times New Roman" style:font-name-complex="Times New Roman" fo:font-size="10pt" style:font-size-asian="10pt" fo:hyphenate="false"/>
    </style:style>
    <style:style style:name="SectionHeader" style:display-name="Section Header" style:family="paragraph" style:parent-style-name="PlainText">
      <style:paragraph-properties fo:keep-with-next="always" fo:border-top="none" fo:border-left="none" fo:border-bottom="0.0138in solid #000000" fo:border-right="none" fo:padding-top="0in" fo:padding-left="0in" fo:padding-bottom="0.0138in" fo:padding-right="0in" style:shadow="none" fo:text-align="center" fo:margin-top="0.1041in" fo:margin-bottom="0.1041in"/>
      <style:text-properties style:font-name="Verdana" fo:font-weight="bold" style:font-weight-asian="bold" style:font-weight-complex="bold" fo:font-variant="small-caps" fo:font-size="12pt" style:font-size-asian="12pt" style:font-size-complex="14pt" fo:hyphenate="false"/>
    </style:style>
    <style:style style:name="Location" style:display-name="Location" style:family="paragraph" style:parent-style-name="PlainText" style:next-style-name="PlainText">
      <style:paragraph-properties fo:margin-left="0.25in">
        <style:tab-stops/>
      </style:paragraph-properties>
      <style:text-properties style:font-name="Calibri" fo:font-size="11pt" style:font-size-asian="11pt" fo:hyphenate="false"/>
    </style:style>
    <style:style style:name="SkillsInfo" style:display-name="Skills Info" style:family="paragraph" style:parent-style-name="PlainText" style:next-style-name="PlainText">
      <style:text-properties style:font-name="Verdana" fo:font-size="9.5pt" style:font-size-asian="9.5pt" style:font-size-complex="9.5pt" fo:hyphenate="false"/>
    </style:style>
    <style:style style:name="ResumeHeadings" style:display-name="Resume Headings" style:family="paragraph" style:parent-style-name="PlainText">
      <style:paragraph-properties fo:margin-top="0.3333in" fo:margin-bottom="0.0833in" fo:margin-left="0.25in" fo:background-color="#DFE3F0">
        <style:tab-stops/>
      </style:paragraph-properties>
      <style:text-properties style:font-name="Calibri" fo:font-weight="bold" style:font-weight-asian="bold" style:font-style-complex="italic" fo:font-size="14pt" style:font-size-asian="14pt" fo:hyphenate="false"/>
    </style:style>
    <style:style style:name="JobTitlebold" style:display-name="Job Title bold" style:family="paragraph" style:parent-style-name="JobText">
      <style:paragraph-properties fo:text-align="start" fo:margin-top="0.0833in" fo:margin-bottom="0in" fo:margin-left="0.25in">
        <style:tab-stops/>
      </style:paragraph-properties>
      <style:text-properties style:font-name="Calibri" fo:font-weight="bold" style:font-weight-asian="bold" style:font-weight-complex="bold" fo:font-size="11pt" style:font-size-asian="11pt" fo:hyphenate="false"/>
    </style:style>
    <style:style style:name="JobTitleboldCharChar" style:display-name="Job Title bold Char Char" style:family="text" style:parent-style-name="JobTextChar">
      <style:text-properties style:font-name="Calibri" style:font-name-complex="Courier New" fo:font-weight="bold" style:font-weight-asian="bold" style:font-weight-complex="bold" fo:font-size="11pt" style:font-size-asian="11pt" fo:language="en" fo:country="US" style:language-asian="en" style:country-asian="US" style:language-complex="ar" style:country-complex="SA"/>
    </style:style>
    <style:style style:name="Dates" style:display-name="Dates" style:family="paragraph" style:parent-style-name="Location">
      <style:paragraph-properties fo:text-align="end"/>
      <style:text-properties style:font-name-complex="Times New Roman" fo:hyphenate="false"/>
    </style:style>
    <style:style style:name="SubmitResume" style:display-name="Submit Resume" style:family="paragraph" style:parent-style-name="Normal">
      <style:paragraph-properties fo:margin-top="0.0694in"/>
      <style:text-properties style:font-name-complex="MS Shell Dlg" fo:font-style="italic" style:font-style-asian="italic" fo:color="#333399" fo:font-size="8pt" style:font-size-asian="8pt" style:font-size-complex="7.5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Times New Roman" fo:font-size="12pt" style:font-size-asian="12pt" style:font-size-complex="10pt" fo:hyphenate="false"/>
    </style:style>
    <style:style style:name="OrganizationName" style:display-name="Organization Name" style:family="paragraph" style:parent-style-name="Location">
      <style:paragraph-properties fo:margin-top="0.0833in"/>
      <style:text-properties fo:hyphenate="false"/>
    </style:style>
    <style:style style:name="BulletPoints" style:display-name="Bullet Points" style:family="paragraph" style:parent-style-name="Normal" style:list-style-name="LFO2">
      <style:paragraph-properties fo:margin-top="0.0833in"/>
      <style:text-properties style:font-name="Calibri" fo:font-size="11pt" style:font-size-asian="11pt" style:font-size-complex="10pt" fo:hyphenate="false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Verdan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Verdana" fo:font-weight="bold" style:font-weight-asian="bold" style:font-weight-complex="bold"/>
    </style:style>
    <style:style style:name="WW_CharLFO1LVL1" style:family="text">
      <style:text-properties style:font-name="Symbol" fo:letter-spacing="-0.0138in" fo:font-size="7pt" style:font-size-asian="7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letter-spacing="-0.0277in" style:text-scale="100%" style:text-position="0% 100%" fo:font-size="7pt" style:font-size-asian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">
        <style:list-level-properties text:space-before="5.9062in" text:min-label-width="0.25in" text:list-level-position-and-space-mode="label-alignment">
          <style:list-level-label-alignment text:label-followed-by="listtab" fo:margin-left="6.156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6.9062in" text:min-label-width="0.25in" text:list-level-position-and-space-mode="label-alignment">
          <style:list-level-label-alignment text:label-followed-by="listtab" fo:margin-left="7.15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7.4062in" text:min-label-width="0.25in" text:list-level-position-and-space-mode="label-alignment">
          <style:list-level-label-alignment text:label-followed-by="listtab" fo:margin-left="7.65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7.9062in" text:min-label-width="0.25in" text:list-level-position-and-space-mode="label-alignment">
          <style:list-level-label-alignment text:label-followed-by="listtab" fo:margin-left="8.15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8.4062in" text:min-label-width="0.25in" text:list-level-position-and-space-mode="label-alignment">
          <style:list-level-label-alignment text:label-followed-by="listtab" fo:margin-left="8.65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.9062in" text:min-label-width="0.25in" text:list-level-position-and-space-mode="label-alignment">
          <style:list-level-label-alignment text:label-followed-by="listtab" fo:margin-left="9.15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.4062in" text:min-label-width="0.25in" text:list-level-position-and-space-mode="label-alignment">
          <style:list-level-label-alignment text:label-followed-by="listtab" fo:margin-left="9.65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9.9062in" text:min-label-width="0.25in" text:list-level-position-and-space-mode="label-alignment">
          <style:list-level-label-alignment text:label-followed-by="listtab" fo:margin-left="10.156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Prateek Rastogi</dc:creator>
    <meta:creation-date>2023-04-17T13:41:00Z</meta:creation-date>
    <dc:date>2023-04-17T13:41:00Z</dc:date>
    <meta:print-date>2009-06-18T17:50:00Z</meta:print-date>
    <meta:template xlink:href="Prateek%20Rastogi-final%20-%20Copy.dotx" xlink:type="simple"/>
    <meta:editing-cycles>16</meta:editing-cycles>
    <meta:editing-duration>PT0S</meta:editing-duration>
    <meta:user-defined meta:name="_TemplateID">TC019533809991</meta:user-defined>
    <meta:document-statistic meta:page-count="1" meta:paragraph-count="8" meta:word-count="604" meta:character-count="4043" meta:row-count="28" meta:non-whitespace-character-count="3447"/>
  </office:meta>
</office:document-meta>
</file>